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749ec"/>
    </style:style>
    <style:style style:name="P2" style:family="paragraph" style:parent-style-name="Standard">
      <style:text-properties officeooo:paragraph-rsid="0017b9d5"/>
    </style:style>
    <style:style style:name="P3" style:family="paragraph" style:parent-style-name="Standard">
      <style:text-properties officeooo:paragraph-rsid="00199e59"/>
    </style:style>
    <style:style style:name="P4" style:family="paragraph" style:parent-style-name="Standard">
      <style:text-properties officeooo:paragraph-rsid="001a15d5"/>
    </style:style>
    <style:style style:name="P5" style:family="paragraph" style:parent-style-name="Standard">
      <style:text-properties officeooo:paragraph-rsid="001a226e"/>
    </style:style>
    <style:style style:name="P6" style:family="paragraph" style:parent-style-name="Standard">
      <style:text-properties officeooo:paragraph-rsid="001a8249"/>
    </style:style>
    <style:style style:name="P7" style:family="paragraph" style:parent-style-name="Standard">
      <style:text-properties officeooo:paragraph-rsid="001bc001"/>
    </style:style>
    <style:style style:name="T1" style:family="text">
      <style:text-properties officeooo:rsid="001749ec"/>
    </style:style>
    <style:style style:name="T2" style:family="text">
      <style:text-properties officeooo:rsid="0017b9d5"/>
    </style:style>
    <style:style style:name="T3" style:family="text">
      <style:text-properties officeooo:rsid="00199e59"/>
    </style:style>
    <style:style style:name="T4" style:family="text">
      <style:text-properties officeooo:rsid="001a15d5"/>
    </style:style>
    <style:style style:name="T5" style:family="text">
      <style:text-properties officeooo:rsid="001a226e"/>
    </style:style>
    <style:style style:name="T6" style:family="text">
      <style:text-properties officeooo:rsid="001a8249"/>
    </style:style>
    <style:style style:name="T7" style:family="text">
      <style:text-properties officeooo:rsid="001bc0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nus </text:span></text:p>
      <text:p text:style-name="P1"><text:span text:style-name="T1"/></text:p>
      <text:p text:style-name="P1"><text:span text:style-name="T1">Først intro av gruppa</text:span></text:p>
      <text:p text:style-name="P1"><text:span text:style-name="T1"/></text:p>
      <text:p text:style-name="P2"><text:span text:style-name="T2">1. Sheepolini et fengende navn som skiller seg ut fra alle de andre</text:span></text:p>
      <text:p text:style-name="P1"><text:span text:style-name="T1"/></text:p>
      <text:p text:style-name="P2"><text:span text:style-name="T2">2. Bilde innhold</text:span></text:p>
      <text:p text:style-name="P1"><text:span text:style-name="T1"/></text:p>
      <text:p text:style-name="P2"><text:span text:style-name="T2">3. Bilde Installasjon fra google play store</text:span></text:p>
      <text:p text:style-name="P1"><text:span text:style-name="T1"/></text:p>
      <text:p text:style-name="P2"><text:span text:style-name="T2">4. Bilde oversikt over noe av funksjonaliteten</text:span></text:p>
      <text:p text:style-name="P2"><text:span text:style-name="T2"/></text:p>
      <text:p text:style-name="P2"><text:span text:style-name="T2">5. Bilde De fire hovedskjermene.</text:span></text:p>
      <text:p text:style-name="P2"><text:span text:style-name="T2"/></text:p>
      <text:p text:style-name="P2"><text:span text:style-name="T2">6. Bilde Eksisterende bruker</text:span></text:p>
      <text:p text:style-name="P2"><text:span text:style-name="T2"/></text:p>
      <text:p text:style-name="P2"><text:span text:style-name="T2">7. Bilde </text:span><text:span text:style-name="T3">Her ser vi logg inn skjermen.</text:span></text:p>
      <text:p text:style-name="P2"><text:span text:style-name="T3"><text:tab/>Logger på med brukernavn og passord</text:span></text:p>
      <text:p text:style-name="P2"><text:span text:style-name="T3"/></text:p>
      <text:p text:style-name="P3"><text:span text:style-name="T3">8. Bilde Kart</text:span></text:p>
      <text:p text:style-name="P3"><text:span text:style-name="T3"><text:tab/>Her ser vi kartet med markører som viser sauene som er registrert på bonden</text:span></text:p>
      <text:p text:style-name="P3"><text:span text:style-name="T3"><text:tab/>Trykker man på en sau får man opp info vindu med navn og id på sauen.</text:span></text:p>
      <text:p text:style-name="P3"><text:span text:style-name="T3"><text:tab/>Trykker man på dette vinduet går man direkte til saue profilen </text:span></text:p>
      <text:p text:style-name="P3"><text:span text:style-name="T3"/></text:p>
      <text:p text:style-name="P3"><text:span text:style-name="T3">9. Bilde Liste over sauer</text:span></text:p>
      <text:p text:style-name="P3"><text:span text:style-name="T3"><text:tab/>Her ser vi en liste over alle sauene </text:span></text:p>
      <text:p text:style-name="P3"><text:span text:style-name="T3"><text:tab/>Her kan man trykke lenge på en sau for å få opp en meny med noen valg</text:span></text:p>
      <text:p text:style-name="P3"><text:span text:style-name="T3"><text:tab/>Vi kan legge til en sau </text:span></text:p>
      <text:p text:style-name="P3"><text:span text:style-name="T3"><text:tab/>Spørre etter oppdatering </text:span></text:p>
      <text:p text:style-name="P3"><text:span text:style-name="T3"><text:tab/>Se logg på alle sauer</text:span></text:p>
      <text:p text:style-name="P3"><text:span text:style-name="T3"><text:tab/>Søke på sauer i listen </text:span></text:p>
      <text:p text:style-name="P3"><text:span text:style-name="T3"/></text:p>
      <text:p text:style-name="P3"><text:span text:style-name="T3">10. Bilde Logg</text:span></text:p>
      <text:p text:style-name="P3"><text:span text:style-name="T3"><text:tab/></text:span><text:span text:style-name="T4">I loggen har vi på venstre side navn og status </text:span></text:p>
      <text:p text:style-name="P3"><text:span text:style-name="T4"><text:tab/>Så har vi tid for status </text:span></text:p>
      <text:p text:style-name="P3"><text:span text:style-name="T4"><text:tab/>Koordinater</text:span></text:p>
      <text:p text:style-name="P3"><text:span text:style-name="T4"><text:tab/>og en knapp for å vise posisjonen til sauen ved det loggførte tidspunktet</text:span></text:p>
      <text:p text:style-name="P3"><text:span text:style-name="T4"/></text:p>
      <text:p text:style-name="P4"><text:span text:style-name="T4">11. Bilde </text:span><text:span text:style-name="T5">Hva må man gjøre første gangen</text:span></text:p>
      <text:p text:style-name="P4"><text:span text:style-name="T5"><text:tab/>Her trykker brukeren på registrering på inn loggings skjermen</text:span></text:p>
      <text:p text:style-name="P4"><text:span text:style-name="T5"/></text:p>
      <text:p text:style-name="P5"><text:span text:style-name="T5">12. Bilde av registreringssjema</text:span></text:p>
      <text:p text:style-name="P5"><text:span text:style-name="T5"><text:tab/>Her ser vi alle feltene som må fylles inn for at registreringen skal godkjennes</text:span></text:p>
      <text:p text:style-name="P5"><text:span text:style-name="T5"/></text:p>
      <text:p text:style-name="P5"><text:span text:style-name="T5">13. Liste førstegangsbruker</text:span></text:p>
      <text:p text:style-name="P5"><text:span text:style-name="T5"><text:tab/></text:span><text:span text:style-name="T6">Når man bruker appen første gang har man ingen sauer</text:span></text:p>
      <text:p text:style-name="P5"><text:span text:style-name="T6"><text:tab/>Disse må legges inn manuelt. </text:span></text:p>
      <text:p text:style-name="P5"><text:span text:style-name="T6"/></text:p>
      <text:p text:style-name="P6"><text:span text:style-name="T6">14. Her har vi registreringsiden av sauer</text:span></text:p>
      <text:p text:style-name="P6"><text:span text:style-name="T6"><text:tab/>Vi ser hvilke felt som må fylles inn </text:span></text:p>
      <text:p text:style-name="P6"><text:span text:style-name="T6"/></text:p>
      <text:p text:style-name="P6"><text:span text:style-name="T6"/></text:p>
      <text:p text:style-name="P6"><text:soft-page-break/><text:span text:style-name="T6">15. Saueprofil</text:span></text:p>
      <text:p text:style-name="P6"><text:span text:style-name="T6"><text:tab/>Her ser vi informasjon som er lagret om sauen</text:span></text:p>
      <text:p text:style-name="P6"><text:span text:style-name="T6"><text:tab/>Her kan vi velge å se possisjonen til en sau i kartet</text:span></text:p>
      <text:p text:style-name="P6"><text:span text:style-name="T6"><text:tab/>Slette sauen </text:span></text:p>
      <text:p text:style-name="P6"><text:span text:style-name="T6"><text:tab/>Se log på den ene sauen</text:span></text:p>
      <text:p text:style-name="P6"><text:span text:style-name="T6"/></text:p>
      <text:p text:style-name="P6"><text:span text:style-name="T6">16. Kartet har funksjoner</text:span></text:p>
      <text:p text:style-name="P6"><text:span text:style-name="T6"><text:tab/>Går vi tilbake til kartvisningen kan vi se på noen av funksjonene der</text:span></text:p>
      <text:p text:style-name="P6"><text:span text:style-name="T6"><text:tab/>I topmenyen har vi mulighet til å velge profil</text:span></text:p>
      <text:p text:style-name="P6"><text:span text:style-name="T6"><text:tab/>Da kommer vi til brukerprofilen som viser informasjoen lagret om brukeren</text:span></text:p>
      <text:p text:style-name="P6"><text:span text:style-name="T6"><text:tab/>Si noe om dette.</text:span></text:p>
      <text:p text:style-name="P6"><text:span text:style-name="T6"/></text:p>
      <text:p text:style-name="P6"><text:span text:style-name="T6">17. Rediger bruker</text:span></text:p>
      <text:p text:style-name="P6"><text:span text:style-name="T6"><text:tab/>Her har vi vinduet som gir oss mulighet til å endre informasjonen som er lagret. <text:tab/></text:span></text:p>
      <text:p text:style-name="P6"><text:span text:style-name="T6"><text:tab/>Si noe om de forskjellige feltene </text:span></text:p>
      <text:p text:style-name="P6"><text:span text:style-name="T6"/></text:p>
      <text:p text:style-name="P6"><text:span text:style-name="T6">18. Kart</text:span></text:p>
      <text:p text:style-name="P6"><text:span text:style-name="T6"><text:tab/>Her er vi tilbake på kartet </text:span></text:p>
      <text:p text:style-name="P6"><text:span text:style-name="T6"><text:tab/>Vi viser frem de forskjellige visningene. </text:span></text:p>
      <text:p text:style-name="P6"><text:span text:style-name="T6"><text:tab/>Samt logg ut mulighe</text:span></text:p>
      <text:p text:style-name="P6"><text:span text:style-name="T6"><text:tab/>Si noe om de forskjellige markørene. </text:span></text:p>
      <text:p text:style-name="P6"><text:span text:style-name="T6"/></text:p>
      <text:p text:style-name="P6"><text:span text:style-name="T6">19. Alarm</text:span></text:p>
      <text:p text:style-name="P6"><text:span text:style-name="T6"><text:tab/>Her ser vi noen eksempler på alarm </text:span></text:p>
      <text:p text:style-name="P6"><text:span text:style-name="T6"><text:tab/>Brukeren får push varsling når noe skjer med sauen (utenfor område eller angrep)</text:span></text:p>
      <text:p text:style-name="P6"><text:span text:style-name="T6"/></text:p>
      <text:p text:style-name="P4"><text:span text:style-name="T5"/></text:p>
      <text:p text:style-name="P4"><text:span text:style-name="T1"/></text:p>
      <text:p text:style-name="P7"><text:span text:style-name="T7">Oppdatering 3 ganger i døgnet med 8 timers mellomrom</text:span></text:p>
      <text:p text:style-name="P7"><text:span text:style-name="T7">Her er responstiden på logg inn litt treg, men på en tablet eller tlf så lagrer vi loggin slik at det ikke vil være noe problem ved daglig bruk.</text:span></text:p>
      <text:p text:style-name="P7"><text:span text:style-name="T7">Respons tiden på markørene på kartet er innenfor kravspek</text:span></text:p>
      <text:p text:style-name="P7"><text:span text:style-name="T7"/></text:p>
      <text:p text:style-name="P7"><text:span text:style-name="T7">Alarm har prioriet da den sendes direkte til applikasjonen med push (google cloud messaging) og på mail. Vi venter ikke med dette, det skjer med en gang. </text:span></text:p>
      <text:p text:style-name="P7"><text:span text:style-name="T7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9T15:58:23</meta:creation-date>
    <dc:date>2013-11-19T20:08:50</dc:date>
    <meta:editing-duration>PT2H31M22S</meta:editing-duration>
    <meta:editing-cycles>3</meta:editing-cycles>
    <meta:generator>LibreOffice/3.6$MacOSX_x86 LibreOffice_project/da8c1e6-fd468f4-454e206-f42a4a9-143cfd</meta:generator>
    <meta:document-statistic meta:table-count="0" meta:image-count="0" meta:object-count="0" meta:page-count="2" meta:paragraph-count="60" meta:word-count="468" meta:character-count="2555" meta:non-whitespace-character-count="2093"/>
  </office:meta>
</office:document-meta>
</file>